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7668ab" officeooo:paragraph-rsid="007668ab"/>
    </style:style>
    <style:style style:name="P2" style:family="paragraph" style:parent-style-name="Header">
      <style:paragraph-properties fo:text-align="start" style:justify-single-word="false"/>
      <style:text-properties officeooo:rsid="006d7090" officeooo:paragraph-rsid="00734ce0"/>
    </style:style>
    <style:style style:name="P3" style:family="paragraph" style:parent-style-name="Standard">
      <style:text-properties officeooo:rsid="00243959" officeooo:paragraph-rsid="00243959"/>
    </style:style>
    <style:style style:name="P4" style:family="paragraph" style:parent-style-name="Standard">
      <style:text-properties officeooo:rsid="0026283d" officeooo:paragraph-rsid="0026283d"/>
    </style:style>
    <style:style style:name="P5" style:family="paragraph" style:parent-style-name="Standard">
      <style:text-properties officeooo:rsid="00279305" officeooo:paragraph-rsid="00279305"/>
    </style:style>
    <style:style style:name="P6" style:family="paragraph" style:parent-style-name="Standard">
      <style:text-properties officeooo:rsid="00285896" officeooo:paragraph-rsid="00285896"/>
    </style:style>
    <style:style style:name="P7" style:family="paragraph" style:parent-style-name="Standard">
      <style:text-properties officeooo:rsid="0028f3e4" officeooo:paragraph-rsid="0028f3e4"/>
    </style:style>
    <style:style style:name="P8" style:family="paragraph" style:parent-style-name="Standard">
      <style:text-properties officeooo:rsid="002ccf24" officeooo:paragraph-rsid="002ccf24"/>
    </style:style>
    <style:style style:name="P9" style:family="paragraph" style:parent-style-name="Standard">
      <style:text-properties officeooo:rsid="002eafe7" officeooo:paragraph-rsid="002eafe7"/>
    </style:style>
    <style:style style:name="P10" style:family="paragraph" style:parent-style-name="Standard">
      <style:text-properties officeooo:rsid="00325645" officeooo:paragraph-rsid="00325645"/>
    </style:style>
    <style:style style:name="P11" style:family="paragraph" style:parent-style-name="Standard">
      <style:text-properties officeooo:rsid="0035809c" officeooo:paragraph-rsid="0035809c"/>
    </style:style>
    <style:style style:name="P12" style:family="paragraph" style:parent-style-name="Standard">
      <style:text-properties officeooo:rsid="003962f0" officeooo:paragraph-rsid="003962f0"/>
    </style:style>
    <style:style style:name="P13" style:family="paragraph" style:parent-style-name="Standard">
      <style:text-properties officeooo:rsid="003c0f2d" officeooo:paragraph-rsid="003c0f2d"/>
    </style:style>
    <style:style style:name="P14" style:family="paragraph" style:parent-style-name="Standard">
      <style:text-properties officeooo:rsid="0040a5b2" officeooo:paragraph-rsid="0040a5b2"/>
    </style:style>
    <style:style style:name="P15" style:family="paragraph" style:parent-style-name="Standard">
      <style:text-properties officeooo:rsid="004105a2" officeooo:paragraph-rsid="004105a2"/>
    </style:style>
    <style:style style:name="P16" style:family="paragraph" style:parent-style-name="Standard">
      <style:text-properties officeooo:rsid="0044a341" officeooo:paragraph-rsid="0044a341"/>
    </style:style>
    <style:style style:name="P17" style:family="paragraph" style:parent-style-name="Standard">
      <style:text-properties officeooo:rsid="00481581" officeooo:paragraph-rsid="00481581"/>
    </style:style>
    <style:style style:name="P18" style:family="paragraph" style:parent-style-name="Standard">
      <style:text-properties officeooo:rsid="004a6c93" officeooo:paragraph-rsid="004a6c93"/>
    </style:style>
    <style:style style:name="P19" style:family="paragraph" style:parent-style-name="Standard">
      <style:text-properties officeooo:rsid="004bc4f6" officeooo:paragraph-rsid="004bc4f6"/>
    </style:style>
    <style:style style:name="P20" style:family="paragraph" style:parent-style-name="Standard">
      <style:text-properties officeooo:rsid="004e44f0" officeooo:paragraph-rsid="004e44f0"/>
    </style:style>
    <style:style style:name="P21" style:family="paragraph" style:parent-style-name="Standard">
      <style:text-properties officeooo:rsid="0052cb5e" officeooo:paragraph-rsid="0052cb5e"/>
    </style:style>
    <style:style style:name="P22" style:family="paragraph" style:parent-style-name="Standard">
      <style:text-properties officeooo:rsid="0055e0f8" officeooo:paragraph-rsid="0055e0f8"/>
    </style:style>
    <style:style style:name="P23" style:family="paragraph" style:parent-style-name="Standard">
      <style:text-properties officeooo:rsid="005999aa" officeooo:paragraph-rsid="005999aa"/>
    </style:style>
    <style:style style:name="P24" style:family="paragraph" style:parent-style-name="Standard">
      <style:text-properties officeooo:rsid="005dc771" officeooo:paragraph-rsid="005dc771"/>
    </style:style>
    <style:style style:name="P25" style:family="paragraph" style:parent-style-name="Standard">
      <style:text-properties officeooo:rsid="0060a521" officeooo:paragraph-rsid="0060a521"/>
    </style:style>
    <style:style style:name="P26" style:family="paragraph" style:parent-style-name="Standard">
      <style:text-properties officeooo:rsid="0061fc60" officeooo:paragraph-rsid="005dc771"/>
    </style:style>
    <style:style style:name="P27" style:family="paragraph" style:parent-style-name="Standard">
      <style:text-properties officeooo:rsid="007bbdd5"/>
    </style:style>
    <style:style style:name="T1" style:family="text">
      <style:text-properties officeooo:rsid="001a7888"/>
    </style:style>
    <style:style style:name="T2" style:family="text">
      <style:text-properties officeooo:rsid="001b2c06"/>
    </style:style>
    <style:style style:name="T3" style:family="text">
      <style:text-properties officeooo:rsid="002e1d2d"/>
    </style:style>
    <style:style style:name="T4" style:family="text">
      <style:text-properties officeooo:rsid="0064f745"/>
    </style:style>
    <style:style style:name="T5" style:family="text">
      <style:text-properties officeooo:rsid="0066181e"/>
    </style:style>
    <style:style style:name="T6" style:family="text">
      <style:text-properties officeooo:rsid="0067730f"/>
    </style:style>
    <style:style style:name="T7" style:family="text">
      <style:text-properties officeooo:rsid="0068d8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3">Q1</text:p>
      <text:p text:style-name="Standard"/>
      <text:p text:style-name="Standard">#!/usr/bin/env python3</text:p>
      <text:p text:style-name="Standard"># -*- coding: utf-8 -*-</text:p>
      <text:p text:style-name="Standard">"""</text:p>
      <text:p text:style-name="Standard">Created on Wed <text:span text:style-name="T4">Oct </text:span><text:span text:style-name="T5">2</text:span><text:span text:style-name="T6">8</text:span> 1<text:span text:style-name="T7">9</text:span>:04:40 2023</text:p>
      <text:p text:style-name="Standard"/>
      <text:p text:style-name="Standard">@author: <text:span text:style-name="T2">bmiit</text:span>202006100110040 <text:span text:style-name="T1">Kalash Shah</text:span></text:p>
      <text:p text:style-name="Standard">"""</text:p>
      <text:p text:style-name="Standard"/>
      <text:p text:style-name="Standard">import cv2</text:p>
      <text:p text:style-name="Standard"/>
      <text:p text:style-name="Standard">img = cv2.imread("py.jpg",0)</text:p>
      <text:p text:style-name="Standard"/>
      <text:p text:style-name="Standard">height, width = img.shape[:-1]</text:p>
      <text:p text:style-name="Standard">resolution = "Image Resolution = " + str(height) + " x " + str(width)</text:p>
      <text:p text:style-name="Standard">cv2.imshow(resolution, img)</text:p>
      <text:p text:style-name="Standard"/>
      <text:p text:style-name="Standard">cv2.waitKey(0)</text:p>
      <text:p text:style-name="Standard"/>
      <text:p text:style-name="Standard">cv2.destroyAllWindows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Q2</text:p>
      <text:p text:style-name="Standard"/>
      <text:p text:style-name="Standard">import cv2</text:p>
      <text:p text:style-name="Standard"/>
      <text:p text:style-name="Standard">img = cv2.imread("py.png", 0)</text:p>
      <text:p text:style-name="Standard">cv2.imshow("original", img)</text:p>
      <text:p text:style-name="Standard">width, height = img.shape</text:p>
      <text:p text:style-name="Standard"># print(width, height, dimension)</text:p>
      <text:p text:style-name="Standard"/>
      <text:p text:style-name="Standard"># img[0][0][0]=255</text:p>
      <text:p text:style-name="Standard"># img[0][0][1]=255</text:p>
      <text:p text:style-name="Standard"># img[0][0][2]=255</text:p>
      <text:p text:style-name="Standard"># img[0][1][0]=255</text:p>
      <text:p text:style-name="Standard"># img[0][1][1]=255</text:p>
      <text:p text:style-name="Standard"># img[0][1][2]=255</text:p>
      <text:p text:style-name="Standard"># img[0][2][0]=255</text:p>
      <text:p text:style-name="Standard"># img[0][2][1]=255</text:p>
      <text:p text:style-name="Standard"/>
      <text:p text:style-name="Standard"># Black Strip</text:p>
      <text:p text:style-name="Standard"/>
      <text:p text:style-name="Standard"># for i in range(0, 855):</text:p>
      <text:p text:style-name="Standard"># <text:s text:c="4"/>for j in range(0, 3):</text:p>
      <text:p text:style-name="Standard"># <text:s text:c="8"/>for k in range(0, 25):</text:p>
      <text:p text:style-name="Standard"># <text:s text:c="12"/>img[k][i][j]=0</text:p>
      <text:p text:style-name="Standard"/>
      <text:p text:style-name="Standard"># Brighten Pixels </text:p>
      <text:p text:style-name="Standard"/>
      <text:p text:style-name="Standard">for i in range(0, width-1):</text:p>
      <text:p text:style-name="Standard"><text:s text:c="4"/>for j in range(0, height-1):</text:p>
      <text:p text:style-name="Standard"><text:s text:c="8"/>if(img[i][j] &lt;= 150):</text:p>
      <text:p text:style-name="Standard"><text:s text:c="12"/>img[i][j]+=50</text:p>
      <text:p text:style-name="Standard"/>
      <text:p text:style-name="Standard"/>
      <text:p text:style-name="Standard">cv2.imshow("Manipulation", img)</text:p>
      <text:p text:style-name="Standard"/>
      <text:p text:style-name="Standard">cv2.waitKey(0)</text:p>
      <text:p text:style-name="Standard"/>
      <text:p text:style-name="Standard">cv2.destroyAllWindows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/>
      <text:p text:style-name="P5">Q3</text:p>
      <text:p text:style-name="Standard"/>
      <text:p text:style-name="Standard">import cv2</text:p>
      <text:p text:style-name="Standard"><text:soft-page-break/>import os</text:p>
      <text:p text:style-name="Standard"/>
      <text:p text:style-name="Standard">img = cv2.imread("colors.jpg")</text:p>
      <text:p text:style-name="Standard"/>
      <text:p text:style-name="Standard">x = int(input('Enter X coordinate : '))</text:p>
      <text:p text:style-name="Standard">y = int(input('Enter Y coordinate : '))</text:p>
      <text:p text:style-name="Standard"/>
      <text:p text:style-name="Standard">main = img[x][y]</text:p>
      <text:p text:style-name="Standard">n1 = img[x][y-1]</text:p>
      <text:p text:style-name="Standard">n2 = img[x+1][y]</text:p>
      <text:p text:style-name="Standard">n3 = img[x][y+1]</text:p>
      <text:p text:style-name="Standard">n4 = img[x-1][y]</text:p>
      <text:p text:style-name="Standard"/>
      <text:p text:style-name="Standard">n5 = img[x-1][y-1]</text:p>
      <text:p text:style-name="Standard">n6 = img[x+1][y-1]</text:p>
      <text:p text:style-name="Standard">n7 = img[x+1][y+1]</text:p>
      <text:p text:style-name="Standard">n8 = img[x-1][y]</text:p>
      <text:p text:style-name="Standard"/>
      <text:p text:style-name="Standard">cv2.imshow("Pixel Value = " + str(img[x][y]), img)</text:p>
      <text:p text:style-name="Standard"/>
      <text:p text:style-name="Standard">os.system("clear")</text:p>
      <text:p text:style-name="Standard"/>
      <text:p text:style-name="Standard">print("Pixel = " + str(main) + " at " + str(x) + "," + str(y))</text:p>
      <text:p text:style-name="Standard">print()</text:p>
      <text:p text:style-name="Standard">print("4-neighbors : ")</text:p>
      <text:p text:style-name="Standard">print()</text:p>
      <text:p text:style-name="Standard">print("Up Neighbor " + str(n4) + " at (" + str(x-1) + "," + str(y)+")")</text:p>
      <text:p text:style-name="Standard">print("Left Neighbor = " + str(n1) + " at (" + str(x) + "," + str(y-1)+")")</text:p>
      <text:p text:style-name="Standard">print("Down Neighbor " + str(n2) + " at (" + str(x+1) + "," + str(y)+")")</text:p>
      <text:p text:style-name="Standard">print("Right Neighbor " + str(n3) + " at (" + str(x) + "," + str(y+1)+")")</text:p>
      <text:p text:style-name="Standard">print()</text:p>
      <text:p text:style-name="Standard">print("8-neighbors : ")</text:p>
      <text:p text:style-name="Standard">print()</text:p>
      <text:p text:style-name="Standard">print("Up Left Neighbor " + str(n5) + " at (" + str(x-1) + "," + str(y-1)+")")</text:p>
      <text:p text:style-name="Standard">print("Up Right Neighbor = " + str(n6) + " at (" + str(x+1) + "," + str(y-1)+")")</text:p>
      <text:p text:style-name="Standard">print("Down Right Neighbor " + str(n8) + " at (" + str(x+1) + "," + str(y+1)+")")</text:p>
      <text:p text:style-name="Standard">print("Down Left Neighbor " + str(n7) + " at (" + str(x-1) + "," + str(y+1)+")")</text:p>
      <text:p text:style-name="Standard"/>
      <text:p text:style-name="Standard">cv2.waitKey(0)</text:p>
      <text:p text:style-name="Standard">cv2.destroyAllWindows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Q4</text:p>
      <text:p text:style-name="Standard"/>
      <text:p text:style-name="Standard">import cv2</text:p>
      <text:p text:style-name="Standard">import os</text:p>
      <text:p text:style-name="Standard"/>
      <text:p text:style-name="Standard">def adjecent():</text:p>
      <text:p text:style-name="Standard"><text:s text:c="4"/></text:p>
      <text:p text:style-name="Standard"><text:s text:c="4"/>if (main2 &lt; 127):</text:p>
      <text:p text:style-name="Standard"><text:s text:c="8"/>if(main2 in {n1,n2,n3,n4}):</text:p>
      <text:p text:style-name="Standard"><text:s text:c="12"/>return "4 Adjecent"</text:p>
      <text:p text:style-name="Standard"><text:s text:c="8"/>if(main2 in {n5,n6,n7,n8}):</text:p>
      <text:p text:style-name="Standard"><text:s text:c="12"/>return "8 Adjecent"</text:p>
      <text:p text:style-name="Standard"><text:s text:c="4"/>else:</text:p>
      <text:p text:style-name="Standard"><text:s text:c="8"/>return "Not Adjecent"</text:p>
      <text:p text:style-name="Standard">#======================================================================</text:p>
      <text:p text:style-name="Standard"># <text:s text:c="4"/>else:</text:p>
      <text:p text:style-name="Standard"># <text:s text:c="8"/>if(main2 in {n5,n6,n7,n8}):</text:p>
      <text:p text:style-name="Standard"># <text:s text:c="12"/>if(n21 not in {n1, n2, n3, n4}):</text:p>
      <text:p text:style-name="Standard"># <text:s text:c="16"/>if(n22 not in {n1, n2, n3, n4}):</text:p>
      <text:p text:style-name="Standard"># <text:s text:c="20"/>if(n23 not in {n1, n2, n3, n4}):</text:p>
      <text:p text:style-name="Standard"># <text:s text:c="24"/>if(n24 not in {n1, n2, n3, n4}):</text:p>
      <text:p text:style-name="Standard"># <text:s text:c="28"/>return "m Adjecent"</text:p>
      <text:p text:style-name="Standard"># =======================================================================</text:p>
      <text:p text:style-name="Standard"><text:s text:c="12"/></text:p>
      <text:p text:style-name="Standard">img = cv2.imread("colors.jpg",0)</text:p>
      <text:p text:style-name="Standard"/>
      <text:p text:style-name="Standard">x = int(input('Enter X coordinate of Pixel 1 : '))</text:p>
      <text:p text:style-name="Standard">y = int(input('Enter Y coordinate of Pixel 1 : '))</text:p>
      <text:p text:style-name="Standard"/>
      <text:p text:style-name="Standard">x2 = int(input('Enter X coordinate of Pixel 2 : '))</text:p>
      <text:p text:style-name="Standard">y2 = int(input('Enter Y coordinate of Pixel 2 : '))</text:p>
      <text:p text:style-name="Standard"/>
      <text:p text:style-name="Standard"># x=50</text:p>
      <text:p text:style-name="Standard"># y=50</text:p>
      <text:p text:style-name="Standard"/>
      <text:p text:style-name="Standard"># x2=51</text:p>
      <text:p text:style-name="Standard"># y2=59</text:p>
      <text:p text:style-name="Standard"/>
      <text:p text:style-name="Standard">main = img[x][y]</text:p>
      <text:p text:style-name="Standard">main2 = img[x2][y2]</text:p>
      <text:p text:style-name="Standard"/>
      <text:p text:style-name="Standard">n1 = img[x][y-1]</text:p>
      <text:p text:style-name="Standard">n2 = img[x+1][y]</text:p>
      <text:p text:style-name="Standard">n3 = img[x][y+1]</text:p>
      <text:p text:style-name="Standard">n4 = img[x-1][y]</text:p>
      <text:p text:style-name="Standard"/>
      <text:p text:style-name="Standard">n21 = img[x2][y2-1]</text:p>
      <text:p text:style-name="Standard"><text:soft-page-break/>n22 = img[x2+1][y2]</text:p>
      <text:p text:style-name="Standard">n23 = img[x2][y2+1]</text:p>
      <text:p text:style-name="Standard">n24 = img[x2-1][y2]</text:p>
      <text:p text:style-name="Standard"/>
      <text:p text:style-name="Standard">n5 = img[x-1][y-1]</text:p>
      <text:p text:style-name="Standard">n6 = img[x+1][y-1]</text:p>
      <text:p text:style-name="Standard">n7 = img[x+1][y+1]</text:p>
      <text:p text:style-name="Standard">n8 = img[x-1][y]</text:p>
      <text:p text:style-name="Standard"/>
      <text:p text:style-name="Standard">flag=adjecent() </text:p>
      <text:p text:style-name="Standard"/>
      <text:p text:style-name="Standard">cv2.imshow("Pixel 1 = " + str(img[x][y]) + " Pixel 2 = " + str(img[x2][y2]) , img) </text:p>
      <text:p text:style-name="Standard"/>
      <text:p text:style-name="Standard">os.system("clear")</text:p>
      <text:p text:style-name="Standard"><text:s text:c="11"/></text:p>
      <text:p text:style-name="Standard">print(flag)</text:p>
      <text:p text:style-name="Standard">print("Pixel 1 = " + str(img[x][y]) + " and Pixel 2 = " + str(img[x2][y2])) </text:p>
      <text:p text:style-name="Standard"/>
      <text:p text:style-name="Standard">cv2.waitKey(0)</text:p>
      <text:p text:style-name="Standard">cv2.destroyAllWindows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Q5</text:p>
      <text:p text:style-name="P7"/>
      <text:p text:style-name="P7">import math</text:p>
      <text:p text:style-name="P7">import os</text:p>
      <text:p text:style-name="P7"/>
      <text:p text:style-name="P7">x1 = int(input("Enter Value of X1 : "))</text:p>
      <text:p text:style-name="P7">y1 = int(input("Enter Value of y1 : "))</text:p>
      <text:p text:style-name="P7">x2 = int(input("Enter Value of X2 : "))</text:p>
      <text:p text:style-name="P7">y2 = int(input("Enter Value of y2 : "))</text:p>
      <text:p text:style-name="P7"/>
      <text:p text:style-name="P7">os.system("clear")</text:p>
      <text:p text:style-name="P7"/>
      <text:p text:style-name="P7">de = int(math.sqrt((x1-x2)*(x1-x2) + (y1-y2)*(y1-y2)))</text:p>
      <text:p text:style-name="P7"/>
      <text:p text:style-name="P7">d4 = int(abs(x1-x2) + abs(y1-y2))</text:p>
      <text:p text:style-name="P7"/>
      <text:p text:style-name="P7">d8 = max(abs(x1-x2), abs(y1-y2))</text:p>
      <text:p text:style-name="P7"/>
      <text:p text:style-name="P7">print("Answer : ")</text:p>
      <text:p text:style-name="P7">print("De = " + str(de))</text:p>
      <text:p text:style-name="P7">print("D4 = " + str(d4))</text:p>
      <text:p text:style-name="P7">print("D8 = " + str(d8)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Q<text:span text:style-name="T3">6</text:span> </text:p>
      <text:p text:style-name="P8"/>
      <text:p text:style-name="P7"># importing libraries</text:p>
      <text:p text:style-name="P7">import cv2</text:p>
      <text:p text:style-name="P7">import numpy as n</text:p>
      <text:p text:style-name="P7">from matplotlib import pyplot as plt</text:p>
      <text:p text:style-name="P7"/>
      <text:p text:style-name="P7"># reading the input image</text:p>
      <text:p text:style-name="P7">img = cv2.imread('temp.jpg')</text:p>
      <text:p text:style-name="P7"/>
      <text:p text:style-name="P7"># define colors to plot the histograms</text:p>
      <text:p text:style-name="P7">colors = ('b','g','r')</text:p>
      <text:p text:style-name="P7"/>
      <text:p text:style-name="P7"># compute and plot the image histograms</text:p>
      <text:p text:style-name="P7">for i,color in enumerate(colors):</text:p>
      <text:p text:style-name="P7"><text:tab/>hist = cv2.calcHist([img],[i],None,[256],[0,256])</text:p>
      <text:p text:style-name="P7"><text:tab/>plt.plot(hist,color = color)</text:p>
      <text:p text:style-name="P7">plt.title('Image Histogram GFG')</text:p>
      <text:p text:style-name="P7">plt.show()</text:p>
      <text:p text:style-name="P7"/>
      <text:p text:style-name="P7">br = int(n.mean(img))</text:p>
      <text:p text:style-name="P7">co = int(n.std(img))</text:p>
      <text:p text:style-name="P7">mini = min(img)</text:p>
      <text:p text:style-name="P7">maxi = max(img)</text:p>
      <text:p text:style-name="P7"/>
      <text:p text:style-name="P7">print()</text:p>
      <text:p text:style-name="P7">print("Brightness = " + str(br) + " and Contrast = " + str(co))</text:p>
      <text:p text:style-name="P7">print("Min = " + str(mini) + " and Max = " + str(maxi)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Q7</text:p>
      <text:p text:style-name="P9"/>
      <text:p text:style-name="P9">import cv2</text:p>
      <text:p text:style-name="P9">import numpy as np</text:p>
      <text:p text:style-name="P9"/>
      <text:p text:style-name="P9"># Load the grayscale image</text:p>
      <text:p text:style-name="P9">image = cv2.imread('input.jpg', cv2.IMREAD_GRAYSCALE)</text:p>
      <text:p text:style-name="P9"/>
      <text:p text:style-name="P9"># a. Image negative</text:p>
      <text:p text:style-name="P9">image_negative = 255 - image</text:p>
      <text:p text:style-name="P9"/>
      <text:p text:style-name="P9"># b. Log transformation</text:p>
      <text:p text:style-name="P9">c = 255 / np.log(1 + np.max(image))</text:p>
      <text:p text:style-name="P9">log_transformed = c * (np.log(image + 1))</text:p>
      <text:p text:style-name="P9"/>
      <text:p text:style-name="P9"># c. Power law transformation (Gamma correction)</text:p>
      <text:p text:style-name="P9">gamma = 0.5 <text:s/># You can adjust the gamma value</text:p>
      <text:p text:style-name="P9">power_law_transformed = np.power(image, gamma)</text:p>
      <text:p text:style-name="P9"/>
      <text:p text:style-name="P9"># Display the original and transformed images</text:p>
      <text:p text:style-name="P9">cv2.imshow('Original Image', image)</text:p>
      <text:p text:style-name="P9">cv2.imshow('Image Negative', image_negative)</text:p>
      <text:p text:style-name="P9">cv2.imshow('Log Transformation', log_transformed.astype(np.uint8))</text:p>
      <text:p text:style-name="P9">cv2.imshow('Power Law Transformation', power_law_transformed.astype(np.uint8))</text:p>
      <text:p text:style-name="P9"/>
      <text:p text:style-name="P9">cv2.waitKey(0)</text:p>
      <text:p text:style-name="P9">cv2.destroyAllWindows(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Q8</text:p>
      <text:p text:style-name="P10"/>
      <text:p text:style-name="P10">import cv2</text:p>
      <text:p text:style-name="P10">import numpy as np</text:p>
      <text:p text:style-name="P10">from matplotlib import pyplot as plt</text:p>
      <text:p text:style-name="P10"/>
      <text:p text:style-name="P10">def contrast_stretching(image_path, new_min=0, new_max=255):</text:p>
      <text:p text:style-name="P10"><text:s text:c="4"/># Read the image</text:p>
      <text:p text:style-name="P10"><text:s text:c="4"/>image = cv2.imread("py.jpg")</text:p>
      <text:p text:style-name="P10"><text:s text:c="4"/>hist = cv2.calcHist([image], [0], None, [256], [0, 256])</text:p>
      <text:p text:style-name="P10"><text:s text:c="4"/>plt.plot(hist)</text:p>
      <text:p text:style-name="P10"><text:s text:c="4"/>plt.show()</text:p>
      <text:p text:style-name="P10"/>
      <text:p text:style-name="P10"><text:s text:c="4"/># Get the current minimum and maximum intensities</text:p>
      <text:p text:style-name="P10"><text:s text:c="4"/>min_intensity = np.min(image)</text:p>
      <text:p text:style-name="P10"><text:s text:c="4"/>max_intensity = np.max(image)</text:p>
      <text:p text:style-name="P10"/>
      <text:p text:style-name="P10"><text:s text:c="4"/># Calculate the scaling factors</text:p>
      <text:p text:style-name="P10"><text:s text:c="4"/>scale = (new_max - new_min) / (max_intensity - min_intensity)</text:p>
      <text:p text:style-name="P10"><text:s text:c="4"/>shifted_image = (image - min_intensity) * scale + new_min</text:p>
      <text:p text:style-name="P10"/>
      <text:p text:style-name="P10"><text:s text:c="4"/># Ensure pixel values are within the specified range</text:p>
      <text:p text:style-name="P10"><text:s text:c="4"/>contrast_stretched_image = np.clip(shifted_image, new_min, new_max).astype(np.uint8)</text:p>
      <text:p text:style-name="P10"/>
      <text:p text:style-name="P10"><text:s text:c="4"/>return contrast_stretched_image</text:p>
      <text:p text:style-name="P10"/>
      <text:p text:style-name="P10">if __name__ == "__main__":</text:p>
      <text:p text:style-name="P10"><text:s text:c="4"/>image_path = "py.jpg"</text:p>
      <text:p text:style-name="P10"><text:s text:c="4"/>contrast_stretched_image = contrast_stretching(image_path)</text:p>
      <text:p text:style-name="P10"><text:s text:c="4"/></text:p>
      <text:p text:style-name="P10"><text:s text:c="4"/># Display the original and contrast-stretched images</text:p>
      <text:p text:style-name="P10"><text:s text:c="4"/>cv2.imshow("Original Image", cv2.imread(image_path))</text:p>
      <text:p text:style-name="P10"><text:s text:c="4"/>cv2.imshow("Contrast-Stretched Image", contrast_stretched_image)</text:p>
      <text:p text:style-name="P10"><text:s text:c="4"/>cv2.waitKey(0)</text:p>
      <text:p text:style-name="P10"><text:s text:c="4"/>cv2.destroyAllWindows(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Q9</text:p>
      <text:p text:style-name="P11"/>
      <text:p text:style-name="P11">import cv2</text:p>
      <text:p text:style-name="P11">import numpy as np</text:p>
      <text:p text:style-name="P11"/>
      <text:p text:style-name="P11"># Load the image in grayscale</text:p>
      <text:p text:style-name="P11">image = cv2.imread('input.jpg', cv2.IMREAD_GRAYSCALE)</text:p>
      <text:p text:style-name="P11"/>
      <text:p text:style-name="P11"># Calculate the minimum and maximum pixel values</text:p>
      <text:p text:style-name="P11">min_value = np.min(image)</text:p>
      <text:p text:style-name="P11">max_value = np.max(image)</text:p>
      <text:p text:style-name="P11"/>
      <text:p text:style-name="P11"># Apply range normalization</text:p>
      <text:p text:style-name="P11">normalized_image = (image - min_value) / (max_value - min_value)</text:p>
      <text:p text:style-name="P11"/>
      <text:p text:style-name="P11"># Display or save the normalized image</text:p>
      <text:p text:style-name="P11">cv2.imshow('Normalized Image', normalized_image)</text:p>
      <text:p text:style-name="P11">cv2.waitKey(0)</text:p>
      <text:p text:style-name="P11">cv2.destroyAllWindows(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Q10</text:p>
      <text:p text:style-name="P12"/>
      <text:p text:style-name="P12">import cv2</text:p>
      <text:p text:style-name="P12"/>
      <text:p text:style-name="P12"># Load the grayscale image</text:p>
      <text:p text:style-name="P12">image = cv2.imread('input.jpg', cv2.IMREAD_GRAYSCALE)</text:p>
      <text:p text:style-name="P12"/>
      <text:p text:style-name="P12"># Set the threshold value to separate the objects of interest</text:p>
      <text:p text:style-name="P12">threshold_value = 128 <text:s/># Adjust this value as needed</text:p>
      <text:p text:style-name="P12"/>
      <text:p text:style-name="P12"># Perform intensity slicing with the background</text:p>
      <text:p text:style-name="P12">_, object_mask = cv2.threshold(image, threshold_value, 255, cv2.THRESH_BINARY)</text:p>
      <text:p text:style-name="P12"/>
      <text:p text:style-name="P12"># Invert the object mask to obtain the background mask</text:p>
      <text:p text:style-name="P12">background_mask = 255 - object_mask</text:p>
      <text:p text:style-name="P12"/>
      <text:p text:style-name="P12"># Apply the masks to obtain the objects of interest and the background</text:p>
      <text:p text:style-name="P12">object_image = cv2.bitwise_and(image, image, mask=object_mask)</text:p>
      <text:p text:style-name="P12">background_image = cv2.bitwise_and(image, image, mask=background_mask)</text:p>
      <text:p text:style-name="P12"/>
      <text:p text:style-name="P12"># Display the images</text:p>
      <text:p text:style-name="P12">cv2.imshow('Objects of Interest', object_image)</text:p>
      <text:p text:style-name="P12">cv2.imshow('Background', background_image)</text:p>
      <text:p text:style-name="P12"/>
      <text:p text:style-name="P12">cv2.waitKey(0)</text:p>
      <text:p text:style-name="P12">cv2.destroyAllWindows(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3">Q11</text:p>
      <text:p text:style-name="P13"/>
      <text:p text:style-name="P13">import cv2</text:p>
      <text:p text:style-name="P13"/>
      <text:p text:style-name="P13"># Load the grayscale image</text:p>
      <text:p text:style-name="P13">image = cv2.imread('input.jpg', cv2.IMREAD_GRAYSCALE)</text:p>
      <text:p text:style-name="P13"/>
      <text:p text:style-name="P13"># Apply histogram equalization</text:p>
      <text:p text:style-name="P13">equalized_image = cv2.equalizeHist(image)</text:p>
      <text:p text:style-name="P13"/>
      <text:p text:style-name="P13"># Display the original and equalized images</text:p>
      <text:p text:style-name="P13">cv2.imshow('Original Image', image)</text:p>
      <text:p text:style-name="P13">cv2.imshow('Equalized Image', equalized_image)</text:p>
      <text:p text:style-name="P13"/>
      <text:p text:style-name="P13">cv2.waitKey(0)</text:p>
      <text:p text:style-name="P13">cv2.destroyAllWindows(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Q12</text:p>
      <text:p text:style-name="P14"/>
      <text:p text:style-name="P14">import cv2</text:p>
      <text:p text:style-name="P14"/>
      <text:p text:style-name="P14"># Load the grayscale image</text:p>
      <text:p text:style-name="P14">image = cv2.imread('input.jpg', cv2.IMREAD_GRAYSCALE)</text:p>
      <text:p text:style-name="P14"/>
      <text:p text:style-name="P14"># Thresholding based on the middle value</text:p>
      <text:p text:style-name="P14">middle_value_threshold, middle_value_binary = cv2.threshold(image, 128, 255, cv2.THRESH_BINARY)</text:p>
      <text:p text:style-name="P14"/>
      <text:p text:style-name="P14"># Thresholding based on the average pixel value</text:p>
      <text:p text:style-name="P14">average_pixel_value = int(image.mean())</text:p>
      <text:p text:style-name="P14">average_threshold, average_threshold_binary = cv2.threshold(image, average_pixel_value, 255, cv2.THRESH_BINARY)</text:p>
      <text:p text:style-name="P14"/>
      <text:p text:style-name="P14"># Thresholding using Otsu's method</text:p>
      <text:p text:style-name="P14">_, otsu_threshold_binary = cv2.threshold(image, 0, 255, cv2.THRESH_BINARY + cv2.THRESH_OTSU)</text:p>
      <text:p text:style-name="P14"/>
      <text:p text:style-name="P14"># Display the original image and the binary images</text:p>
      <text:p text:style-name="P14">cv2.imshow('Original Image', image)</text:p>
      <text:p text:style-name="P14">cv2.imshow('Middle Value Threshold Binary', middle_value_binary)</text:p>
      <text:p text:style-name="P14">cv2.imshow('Average Threshold Binary', average_threshold_binary)</text:p>
      <text:p text:style-name="P14">cv2.imshow("Otsu's Threshold Binary", otsu_threshold_binary)</text:p>
      <text:p text:style-name="P14"/>
      <text:p text:style-name="P14">cv2.waitKey(0)</text:p>
      <text:p text:style-name="P14">cv2.destroyAllWindows(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Q13</text:p>
      <text:p text:style-name="P15"/>
      <text:p text:style-name="P15">import cv2</text:p>
      <text:p text:style-name="P15">import numpy as np</text:p>
      <text:p text:style-name="P15"/>
      <text:p text:style-name="P15"># Load the image</text:p>
      <text:p text:style-name="P15">image = cv2.imread('input.jpg')</text:p>
      <text:p text:style-name="P15"/>
      <text:p text:style-name="P15"># Define the kernel size for the averaging filters</text:p>
      <text:p text:style-name="P15">kernel_size = 5</text:p>
      <text:p text:style-name="P15"/>
      <text:p text:style-name="P15"># Create the standard averaging kernel</text:p>
      <text:p text:style-name="P15">standard_kernel = np.ones((kernel_size, kernel_size), np.float32) / (kernel_size * kernel_size)</text:p>
      <text:p text:style-name="P15"/>
      <text:p text:style-name="P15"># Create a custom weighted averaging kernel (e.g., emphasis on center pixel)</text:p>
      <text:p text:style-name="P15">weighted_kernel = np.array([</text:p>
      <text:p text:style-name="P15"><text:s text:c="4"/>[0.01, 0.1, 0.01],</text:p>
      <text:p text:style-name="P15"><text:s text:c="4"/>[0.1, 2.0, 0.1],</text:p>
      <text:p text:style-name="P15"><text:s text:c="4"/>[0.01, 0.1, 0.01]</text:p>
      <text:p text:style-name="P15">], dtype=np.float32)</text:p>
      <text:p text:style-name="P15"/>
      <text:p text:style-name="P15"># Apply standard averaging</text:p>
      <text:p text:style-name="P15">standard_avg_image = cv2.filter2D(image, -1, standard_kernel)</text:p>
      <text:p text:style-name="P15"/>
      <text:p text:style-name="P15"># Apply weighted averaging</text:p>
      <text:p text:style-name="P15">weighted_avg_image = cv2.filter2D(image, -1, weighted_kernel)</text:p>
      <text:p text:style-name="P15"/>
      <text:p text:style-name="P15"># Display the original, standard-averaged, and weighted-averaged images</text:p>
      <text:p text:style-name="P15">cv2.imshow('Original Image', image)</text:p>
      <text:p text:style-name="P15">cv2.imshow('Standard Averaged Image', standard_avg_image)</text:p>
      <text:p text:style-name="P15">cv2.imshow('Weighted Averaged Image', weighted_avg_image)</text:p>
      <text:p text:style-name="P15"/>
      <text:p text:style-name="P15">cv2.waitKey(0)</text:p>
      <text:p text:style-name="P15">cv2.destroyAllWindows(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6">Q14</text:p>
      <text:p text:style-name="P16"/>
      <text:p text:style-name="P16">import cv2</text:p>
      <text:p text:style-name="P16"/>
      <text:p text:style-name="P16"># Load the image</text:p>
      <text:p text:style-name="P16">image = cv2.imread('input.jpg')</text:p>
      <text:p text:style-name="P16"/>
      <text:p text:style-name="P16"># Define mask sizes</text:p>
      <text:p text:style-name="P16">mask_sizes = [3, 5, 7, 13, 25]</text:p>
      <text:p text:style-name="P16"/>
      <text:p text:style-name="P16"># Apply blurring with different mask sizes</text:p>
      <text:p text:style-name="P16">for size in mask_sizes:</text:p>
      <text:p text:style-name="P16"><text:s text:c="4"/>blur_image = cv2.GaussianBlur(image, (size, size), 0)</text:p>
      <text:p text:style-name="P16"><text:s text:c="4"/>cv2.imshow('Blurred {size}x{size}', blur_image)</text:p>
      <text:p text:style-name="P16"/>
      <text:p text:style-name="P16">cv2.waitKey(0)</text:p>
      <text:p text:style-name="P16">cv2.destroyAllWindows(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Q15</text:p>
      <text:p text:style-name="P18"/>
      <text:p text:style-name="P17">import cv2</text:p>
      <text:p text:style-name="P17"/>
      <text:p text:style-name="P17"># Load the image</text:p>
      <text:p text:style-name="P17">image = cv2.imread('input.jpg')</text:p>
      <text:p text:style-name="P17"/>
      <text:p text:style-name="P17"># Define mask sizes</text:p>
      <text:p text:style-name="P17">mask_sizes = [3, 5, 7, 13, 25]</text:p>
      <text:p text:style-name="P17"/>
      <text:p text:style-name="P17"># Apply blurring with different mask sizes</text:p>
      <text:p text:style-name="P17">for size in mask_sizes:</text:p>
      <text:p text:style-name="P17"><text:s text:c="4"/>blur_image = cv2.GaussianBlur(image, (size, size), 0)</text:p>
      <text:p text:style-name="P17"><text:s text:c="4"/>cv2.imshow('Blurred {size}x{size}', blur_image)</text:p>
      <text:p text:style-name="P17"/>
      <text:p text:style-name="P17">cv2.waitKey(0)</text:p>
      <text:p text:style-name="P17">cv2.destroyAllWindows(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9">Q16</text:p>
      <text:p text:style-name="P19"/>
      <text:p text:style-name="P19">import cv2</text:p>
      <text:p text:style-name="P19">import numpy as np</text:p>
      <text:p text:style-name="P19"/>
      <text:p text:style-name="P19"># Load the image</text:p>
      <text:p text:style-name="P19">image = cv2.imread('input.jpg')</text:p>
      <text:p text:style-name="P19"/>
      <text:p text:style-name="P19"># Define the conservative smoothing kernel</text:p>
      <text:p text:style-name="P19">kernel = np.array([[1, 2, 1],</text:p>
      <text:p text:style-name="P19"><text:s text:c="18"/>[2, 4, 2],</text:p>
      <text:p text:style-name="P19"><text:s text:c="18"/>[1, 2, 1]], dtype=np.float32) / 16</text:p>
      <text:p text:style-name="P19"/>
      <text:p text:style-name="P19"># Apply conservative smoothing</text:p>
      <text:p text:style-name="P19">smoothed_image = cv2.filter2D(image, -1, kernel)</text:p>
      <text:p text:style-name="P19"/>
      <text:p text:style-name="P19"># Display the original and smoothed images</text:p>
      <text:p text:style-name="P19">cv2.imshow('Original Image', image)</text:p>
      <text:p text:style-name="P19">cv2.imshow('Conservative Smoothing', smoothed_image)</text:p>
      <text:p text:style-name="P19"/>
      <text:p text:style-name="P19">cv2.waitKey(0)</text:p>
      <text:p text:style-name="P19">cv2.destroyAllWindows(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Q17</text:p>
      <text:p text:style-name="P20"/>
      <text:p text:style-name="P20">import cv2</text:p>
      <text:p text:style-name="P20"/>
      <text:p text:style-name="P20"># Load the image</text:p>
      <text:p text:style-name="P20">image = cv2.imread('input.jpg')</text:p>
      <text:p text:style-name="P20"/>
      <text:p text:style-name="P20"># Define the kernel size for median filtering</text:p>
      <text:p text:style-name="P20">kernel_size = 3 <text:s/># Adjust this size as needed</text:p>
      <text:p text:style-name="P20"/>
      <text:p text:style-name="P20"># Apply median filtering</text:p>
      <text:p text:style-name="P20">median_filtered_image = cv2.medianBlur(image, kernel_size)</text:p>
      <text:p text:style-name="P20"/>
      <text:p text:style-name="P20"># Display the original and median-filtered images</text:p>
      <text:p text:style-name="P20">cv2.imshow('Original Image', image)</text:p>
      <text:p text:style-name="P20">cv2.imshow('Median Filtered Image', median_filtered_image)</text:p>
      <text:p text:style-name="P20"/>
      <text:p text:style-name="P20">cv2.waitKey(0)</text:p>
      <text:p text:style-name="P20">cv2.destroyAllWindows(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Q18</text:p>
      <text:p text:style-name="P21"/>
      <text:p text:style-name="P20">import cv2</text:p>
      <text:p text:style-name="P20"/>
      <text:p text:style-name="P20"># Load the image</text:p>
      <text:p text:style-name="P20">image = cv2.imread('input.jpg')</text:p>
      <text:p text:style-name="P20"/>
      <text:p text:style-name="P20"># Define the kernel size for median filtering</text:p>
      <text:p text:style-name="P20">kernel_size = 3 <text:s/># Adjust this size as needed</text:p>
      <text:p text:style-name="P20"/>
      <text:p text:style-name="P20"># Apply median filtering</text:p>
      <text:p text:style-name="P20">median_filtered_image = cv2.medianBlur(image, kernel_size)</text:p>
      <text:p text:style-name="P20"/>
      <text:p text:style-name="P20"># Display the original and median-filtered images</text:p>
      <text:p text:style-name="P20">cv2.imshow('Original Image', image)</text:p>
      <text:p text:style-name="P20">cv2.imshow('Median Filtered Image', median_filtered_image)</text:p>
      <text:p text:style-name="P20"/>
      <text:p text:style-name="P20">cv2.waitKey(0)</text:p>
      <text:p text:style-name="P20">cv2.destroyAllWindows(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2">Q19</text:p>
      <text:p text:style-name="P22"/>
      <text:p text:style-name="P22">import cv2</text:p>
      <text:p text:style-name="P22">import numpy as np</text:p>
      <text:p text:style-name="P22"/>
      <text:p text:style-name="P22"># Load the image</text:p>
      <text:p text:style-name="P22">image = cv2.imread('input.jpg', cv2.IMREAD_GRAYSCALE)</text:p>
      <text:p text:style-name="P22"/>
      <text:p text:style-name="P22"># Define the kernel size for min and max filtering</text:p>
      <text:p text:style-name="P22">kernel_size = 3 <text:s/># Adjust this size as needed</text:p>
      <text:p text:style-name="P22"/>
      <text:p text:style-name="P22"># Apply min filtering</text:p>
      <text:p text:style-name="P22">min_filtered_image = cv2.erode(image, np.ones((kernel_size, kernel_size), np.uint8))</text:p>
      <text:p text:style-name="P22"/>
      <text:p text:style-name="P22"># Apply max filtering</text:p>
      <text:p text:style-name="P22">max_filtered_image = cv2.dilate(image, np.ones((kernel_size, kernel_size), np.uint8))</text:p>
      <text:p text:style-name="P22"/>
      <text:p text:style-name="P22"># Display the original, min-filtered, and max-filtered images</text:p>
      <text:p text:style-name="P22">cv2.imshow('Original Image', image)</text:p>
      <text:p text:style-name="P22">cv2.imshow('Min Filtered Image', min_filtered_image)</text:p>
      <text:p text:style-name="P22">cv2.imshow('Max Filtered Image', max_filtered_image)</text:p>
      <text:p text:style-name="P22"/>
      <text:p text:style-name="P22">cv2.waitKey(0)</text:p>
      <text:p text:style-name="P22">cv2.destroyAllWindows()<text:line-break/><text:line-break/><text:line-break/><text:line-break/><text:line-break/><text:line-break/><text:line-break/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3">Q20</text:p>
      <text:p text:style-name="P23"/>
      <text:p text:style-name="P23">import cv2</text:p>
      <text:p text:style-name="P23">import numpy as np</text:p>
      <text:p text:style-name="P23"/>
      <text:p text:style-name="P23"># Load the image</text:p>
      <text:p text:style-name="P23">image = cv2.imread('input.jpg')</text:p>
      <text:p text:style-name="P23"/>
      <text:p text:style-name="P23"># Convert the image to grayscale</text:p>
      <text:p text:style-name="P23">gray_image = cv2.cvtColor(image, cv2.COLOR_BGR2GRAY)</text:p>
      <text:p text:style-name="P23"/>
      <text:p text:style-name="P23"># Apply a Laplacian filter for edge detection</text:p>
      <text:p text:style-name="P23">laplacian = cv2.Laplacian(gray_image, cv2.CV_64F)</text:p>
      <text:p text:style-name="P23"/>
      <text:p text:style-name="P23"># Convert the Laplacian result back to 8-bit image</text:p>
      <text:p text:style-name="P23">laplacian = np.uint8(np.absolute(laplacian))</text:p>
      <text:p text:style-name="P23"/>
      <text:p text:style-name="P23"># Add the Laplacian result to the original image to perform sharpening</text:p>
      <text:p text:style-name="P23">sharpened_image = cv2.addWeighted(image, 1.5, cv2.cvtColor(laplacian, cv2.COLOR_GRAY2BGR), -0.5, 0)</text:p>
      <text:p text:style-name="P23"/>
      <text:p text:style-name="P23"># Display the original and sharpened images</text:p>
      <text:p text:style-name="P23">cv2.imshow('Original Image', image)</text:p>
      <text:p text:style-name="P23">cv2.imshow('Sharpened Image', sharpened_image)</text:p>
      <text:p text:style-name="P23"/>
      <text:p text:style-name="P23">cv2.waitKey(0)</text:p>
      <text:p text:style-name="P23">cv2.destroyAllWindows(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4">Q21</text:p>
      <text:p text:style-name="P24"/>
      <text:p text:style-name="P24">import cv2</text:p>
      <text:p text:style-name="P24">import numpy as np</text:p>
      <text:p text:style-name="P24"/>
      <text:p text:style-name="P24"># Load the binary image</text:p>
      <text:p text:style-name="P24">binary_image = cv2.imread('binary_image.jpg', cv2.IMREAD_GRAYSCALE)</text:p>
      <text:p text:style-name="P24"/>
      <text:p text:style-name="P24"># Define a kernel for morphological operations</text:p>
      <text:p text:style-name="P24">kernel = np.ones((5, 5), np.uint8) <text:s/># You can adjust the kernel size</text:p>
      <text:p text:style-name="P24"/>
      <text:p text:style-name="P24"># Perform dilation</text:p>
      <text:p text:style-name="P24">dilated_image = cv2.dilate(binary_image, kernel, iterations=1)</text:p>
      <text:p text:style-name="P24"/>
      <text:p text:style-name="P24"># Perform erosion</text:p>
      <text:p text:style-name="P24">eroded_image = cv2.erode(binary_image, kernel, iterations=1)</text:p>
      <text:p text:style-name="P24"/>
      <text:p text:style-name="P24"># Perform opening (erosion followed by dilation)</text:p>
      <text:p text:style-name="P24">opening_image = cv2.morphologyEx(binary_image, cv2.MORPH_OPEN, kernel)</text:p>
      <text:p text:style-name="P24"/>
      <text:p text:style-name="P24"># Perform closing (dilation followed by erosion)</text:p>
      <text:p text:style-name="P24">closing_image = cv2.morphologyEx(binary_image, cv2.MORPH_CLOSE, kernel)</text:p>
      <text:p text:style-name="P24"/>
      <text:p text:style-name="P24"># Display the original and processed images</text:p>
      <text:p text:style-name="P24">cv2.imshow('Original Binary Image', binary_image)</text:p>
      <text:p text:style-name="P24">cv2.imshow('Dilated Image', dilated_image)</text:p>
      <text:p text:style-name="P24">cv2.imshow('Eroded Image', eroded_image)</text:p>
      <text:p text:style-name="P24">cv2.imshow('Opening Image', opening_image)</text:p>
      <text:p text:style-name="P24">cv2.imshow('Closing Image', closing_image)</text:p>
      <text:p text:style-name="P24"/>
      <text:p text:style-name="P24">cv2.waitKey(0)</text:p>
      <text:p text:style-name="P24">cv2.destroyAllWindows(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5">Q22</text:p>
      <text:p text:style-name="P24"/>
      <text:p text:style-name="P24">import cv2</text:p>
      <text:p text:style-name="P24">import numpy as np</text:p>
      <text:p text:style-name="P24"/>
      <text:p text:style-name="P24"># Load the binary image of an English alphabet</text:p>
      <text:p text:style-name="P24">image = cv2.imread('alphabet_binary_image.png', cv2.IMREAD_GRAYSCALE)</text:p>
      <text:p text:style-name="P24"/>
      <text:p text:style-name="P24"># Define a kernel for the morphological operations</text:p>
      <text:p text:style-name="P24">kernel = np.ones((3, 3), np.uint8)</text:p>
      <text:p text:style-name="P24"/>
      <text:p text:style-name="P24"># Erosion to obtain the external boundary</text:p>
      <text:p text:style-name="P24">external_boundary = cv2.erode(image, kernel, iterations=1)</text:p>
      <text:p text:style-name="P24"/>
      <text:p text:style-name="P24"># Invert the image</text:p>
      <text:p text:style-name="P24">inverted_image = 255 - image</text:p>
      <text:p text:style-name="P24"/>
      <text:p text:style-name="P24"># Dilation on the inverted image to obtain the internal boundary</text:p>
      <text:p text:style-name="P24">internal_boundary = cv2.dilate(inverted_image, kernel, iterations=1)</text:p>
      <text:p text:style-name="P24"/>
      <text:p text:style-name="P24"># Perform logical AND between the internal boundary and the original image</text:p>
      <text:p text:style-name="P24">internal_boundary = cv2.bitwise_and(image, internal_boundary)</text:p>
      <text:p text:style-name="P24"/>
      <text:p text:style-name="P24"># Display the original image, external boundary, and internal boundary</text:p>
      <text:p text:style-name="P24">cv2.imshow('Original Image', image)</text:p>
      <text:p text:style-name="P24">cv2.imshow('External Boundary', external_boundary)</text:p>
      <text:p text:style-name="P24">cv2.imshow('Internal Boundary', internal_boundary)</text:p>
      <text:p text:style-name="P24"/>
      <text:p text:style-name="P24"># Wait for a key press and then close the windows</text:p>
      <text:p text:style-name="P24">cv2.waitKey(0)</text:p>
      <text:p text:style-name="P24">cv2.destroyAllWindows(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6d7090" officeooo:paragraph-rsid="00734ce0"/>
    </style:style>
    <style:style style:name="MP2" style:family="paragraph" style:parent-style-name="Footer">
      <style:text-properties officeooo:rsid="007668ab" officeooo:paragraph-rsid="007668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igital Image Processing Journal<text:tab/><text:tab/><text:page-number text:select-page="current">23</text:page-number></text:p>
      </style:header>
      <style:footer>
        <text:p text:style-name="MP2">20200610011004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1T13:49:30.144952355</meta:creation-date>
    <dc:date>2023-11-01T14:31:43.594499964</dc:date>
    <meta:editing-duration>PT41M16S</meta:editing-duration>
    <meta:editing-cycles>113</meta:editing-cycles>
    <meta:generator>LibreOffice/6.4.7.2$Linux_X86_64 LibreOffice_project/40$Build-2</meta:generator>
    <meta:document-statistic meta:table-count="0" meta:image-count="0" meta:object-count="0" meta:page-count="23" meta:paragraph-count="448" meta:word-count="1903" meta:character-count="14712" meta:non-whitespace-character-count="12834"/>
  </office:meta>
</office:document-meta>
</file>